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1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" svg:font-family="Waree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Heading_20_2">
      <style:text-properties officeooo:paragraph-rsid="00103d19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103d19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paragraph-rsid="00103d19" style:font-size-asian="12pt" style:font-size-complex="12pt"/>
    </style:style>
    <style:style style:name="P11" style:family="paragraph" style:parent-style-name="Standard">
      <style:text-properties officeooo:paragraph-rsid="00103d19"/>
    </style:style>
    <style:style style:name="P12" style:family="paragraph" style:parent-style-name="Standard">
      <style:text-properties style:font-name="arial" fo:font-size="11pt" officeooo:paragraph-rsid="00103d19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03d19" style:font-size-asian="10pt" style:font-size-complex="10pt"/>
    </style:style>
    <style:style style:name="P14" style:family="paragraph" style:parent-style-name="UrbanTable" style:list-style-name="L1"/>
    <style:style style:name="P15" style:family="paragraph" style:parent-style-name="UrbanTable" style:list-style-name="L2"/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2"><text:span text:style-name="T2"><office:annotation><dc:creator>sde </dc:creator><dc:date>2011-07-27T10:01:44</dc:date><text:p text:style-name="P16"><text:span text:style-name="T11">do text if not len(self.getNotaryContact()) &gt; 1</text:span></text:p><text:p text:style-name="P16"><text:span text:style-name="T12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
            <text:p text:style-name="P12"><text:span text:style-name="T2"><office:annotation><dc:creator>sde </dc:creator><dc:date>2011-07-27T10:01:59</dc:date><text:p text:style-name="P16"><text:span text:style-name="T11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
            <text:h text:style-name="P8" text:outline-level="2">RECOMMANDE</text:h>
            <text:p text:style-name="P10"><text:span text:style-name="T9"/></text:p>
          </table:table-cell>
        </table:table-row>
      </table:table>
      <text:p text:style-name="P11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6"><text:span text:style-name="T11">do text</text:span></text:p><text:p text:style-name="P16"><text:span text:style-name="T12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7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6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6"><text:span text:style-name="T12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6"><text:span text:style-name="T12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510234440" text:style-name="L1">
              <text:list-item>
                <text:p text:style-name="P14"><office:annotation><dc:creator>Gauthier Bastien</dc:creator><dc:date>2011-01-03T12:18:15</dc:date><text:p text:style-name="P16"><text:span text:style-name="T15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6"><text:span text:style-name="T15">do text</text:span></text:p><text:p text:style-name="P16"><text:span text:style-name="T15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498064167" text:style-name="L2">
              <text:list-item>
                <text:p text:style-name="P15"><office:annotation><dc:creator>Gauthier Bastien</dc:creator><dc:date>2011-01-03T12:18:15</dc:date><text:p text:style-name="P16"><text:span text:style-name="T15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6"><text:span text:style-name="T11">do text</text:span></text:p><text:p text:style-name="P16"><text:span text:style-name="T11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6"><text:span text:style-name="T14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6"><text:span text:style-name="T14">do text if len(self.getBuildlicencesOfTheParcels()) == 1</text:span></text:p></office:annotation>Le bien en cause a fait l'objet du permis de bâtir ou d'urbanisme suivant délivré après le 1er janvier <text:soft-page-break/>1977 :</text:p>
      <text:p text:style-name="P4"><office:annotation><dc:creator>sde </dc:creator><dc:date>2012-03-26T14:29:09</dc:date><text:p text:style-name="P16"><text:span text:style-name="T14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office:annotation><dc:creator>sde </dc:creator><dc:date>2012-03-26T14:29:09</dc:date><text:p text:style-name="P16"><text:span text:style-name="T14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6"><text:span text:style-name="T14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6"><text:span text:style-name="T14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6"><text:span text:style-name="T14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6"><text:span text:style-name="T14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6"><text:span text:style-name="T14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6"><text:span text:style-name="T14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6"><text:span text:style-name="T14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6"><text:span text:style-name="T14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6"><text:span text:style-name="T14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6"><text:span text:style-name="T11">do text</text:span></text:p><text:p text:style-name="P16"><text:span text:style-name="T12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1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" svg:font-family="Waree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6T07:48:12.939771098</dc:date>
    <meta:editing-duration>P1DT1H20M21S</meta:editing-duration>
    <meta:editing-cycles>119</meta:editing-cycles>
    <meta:generator>LibreOffice/6.3.5.2$Linux_X86_64 LibreOffice_project/30$Build-2</meta:generator>
    <meta:document-statistic meta:table-count="3" meta:image-count="0" meta:object-count="0" meta:page-count="2" meta:paragraph-count="41" meta:word-count="454" meta:character-count="3159" meta:non-whitespace-character-count="2804"/>
  </office:meta>
</office:document-meta>
</file>